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5f961" officeooo:paragraph-rsid="0005f9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é API</text:p>
      <text:p text:style-name="Preformatted_20_Text"/>
      <text:p text:style-name="Preformatted_20_Text">cf2fcaf64521efda91fbc7fb7be72638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2T09:58:35.554231100</dc:date>
    <meta:editing-duration>PT1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3" meta:character-count="39" meta:non-whitespace-character-count="38"/>
  </office:meta>
</office:document-meta>
</file>